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left="0.25in" fo:margin-right="0in" fo:text-indent="0in" style:auto-text-indent="false">
        <style:tab-stops/>
      </style:paragraph-properties>
      <style:text-properties fo:language="fr" fo:country="FR"/>
    </style:style>
    <style:style style:name="P2" style:family="paragraph" style:parent-style-name="Text_20_body">
      <style:text-properties fo:language="fr" fo:country="FR"/>
    </style:style>
    <style:style style:name="P3" style:family="paragraph" style:parent-style-name="Paragraphe_20_de_20_liste" style:list-style-name="L1">
      <style:text-properties style:font-name="Arial" fo:font-size="14pt" style:font-size-asian="14pt" style:font-name-complex="Arial" style:font-size-complex="14pt"/>
    </style:style>
    <style:style style:name="P4" style:family="paragraph" style:parent-style-name="Paragraphe_20_de_20_liste" style:list-style-name="L1">
      <style:text-properties style:font-name="Arial" fo:font-size="14pt" officeooo:paragraph-rsid="00125141" style:font-size-asian="14pt" style:font-name-complex="Arial" style:font-size-complex="14pt"/>
    </style:style>
    <style:style style:name="P5" style:family="paragraph" style:parent-style-name="Paragraphe_20_de_20_liste" style:list-style-name="L1">
      <style:text-properties style:font-name="Arial" fo:font-size="14pt" officeooo:rsid="00125141" officeooo:paragraph-rsid="00125141" style:font-size-asian="14pt" style:font-name-complex="Arial" style:font-size-complex="14pt"/>
    </style:style>
    <style:style style:name="P6" style:family="paragraph" style:parent-style-name="Paragraphe_20_de_20_liste" style:list-style-name="L1">
      <style:text-properties style:font-name="Arial" fo:font-size="14pt" officeooo:rsid="0013cd64" officeooo:paragraph-rsid="00141897" style:font-size-asian="14pt" style:font-name-complex="Arial" style:font-size-complex="14pt"/>
    </style:style>
    <style:style style:name="P7" style:family="paragraph" style:parent-style-name="Titre_20_1" style:master-page-name="MP0">
      <style:paragraph-properties fo:text-align="center" style:justify-single-word="false" style:page-number="auto" fo:break-before="page"/>
      <style:text-properties fo:language="fr" fo:country="FR"/>
    </style:style>
    <style:style style:name="P8" style:family="paragraph" style:parent-style-name="Titre_20_2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141897"/>
    </style:style>
    <style:style style:name="T3" style:family="text">
      <style:text-properties style:text-position="super 58%" officeooo:rsid="00141897"/>
    </style:style>
    <style:style style:name="T4" style:family="text">
      <style:text-properties style:text-position="0% 100%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Règles de calcul du ELO</text:h>
      <text:p text:style-name="P1"/>
      <text:h text:style-name="Titre_20_2" text:outline-level="2"><text:span text:style-name="Police_20_par_20_défaut"><text:span text:style-name="T1">Procédure</text:span></text:span></text:h>
      <text:p text:style-name="Normal"/>
      <text:list xml:id="list1936576774" text:style-name="L1">
        <text:list-item>
          <text:p text:style-name="P3">Deux modes distincts sont considérés : parties BLITZ et CLASSIQUES. La distinction se fait sur le paramètre “no-message” des parties</text:p>
        </text:list-item>
        <text:list-item>
          <text:p text:style-name="P3">Un ELO distinct est géré pour chacun des rôles possibles sur la partie.</text:p>
        </text:list-item>
        <text:list-item>
          <text:p text:style-name="P3">Seules sont prises en compte les parties avec le paramètre “used-for-elo” à vrai</text:p>
        </text:list-item>
        <text:list-item>
          <text:p text:style-name="P3">Pour être prise en compte une partie doit être dans l’état “terminée” (et pas “distinguée”)</text:p>
        </text:list-item>
        <text:list-item>
          <text:p text:style-name="P3">L’ordre de prise en compte des parties est celui chronologique croissant de la première résolution (Printemps 1901)</text:p>
        </text:list-item>
        <text:list-item>
          <text:p text:style-name="P3">La méthode de scorage attaché à la partie est appliquée pour déterminer le scorage sur la partie</text:p>
        </text:list-item>
        <text:list-item>
          <text:p text:style-name="P5">Le classement d’un joueur est égal à 1 + le nombre de joueur qui ont strictement un meilleur score sur la partie</text:p>
        </text:list-item>
        <text:list-item>
          <text:p text:style-name="P4">La performance obtenue d’un joueur sur la partie est obtenue en ramenant les scorages dans l’intervalle [0, 1] :</text:p>
          <text:list>
            <text:list-item>
              <text:p text:style-name="P5">n = <text:bookmark-start text:name="__DdeLink__64_1163252512"/>ALPHA ^ (nombre de joueurs – classement du joueur sur la partie) – 1 <text:bookmark-end text:name="__DdeLink__64_1163252512"/></text:p>
            </text:list-item>
            <text:list-item>
              <text:p text:style-name="P5">d = Somme [ALPHA ^ (nombre de joueurs – i) – 1] pour i allant de 1 à nombre de joueurs</text:p>
            </text:list-item>
            <text:list-item>
              <text:p text:style-name="P5">performance = n / d</text:p>
            </text:list-item>
            <text:list-item>
              <text:p text:style-name="P6">l<text:bookmark-start text:name="__DdeLink__88_1544645825"/>a performance est <text:span text:style-name="T2">partagée entre les ex aequos (si </text:span><text:bookmark-start text:name="__DdeLink__82_1544645825"/><text:span text:style-name="T2">1</text:span><text:span text:style-name="T3">er</text:span><text:span text:style-name="T2"> 2</text:span><text:span text:style-name="T3">e</text:span><text:span text:style-name="T2"> et 3</text:span><text:span text:style-name="T3">e</text:span><text:bookmark-end text:name="__DdeLink__82_1544645825"/><text:span text:style-name="T2"> sont ex-aequos chacun recoit la moyenne des points du <text:s/>1</text:span><text:span text:style-name="T3">er</text:span><text:span text:style-name="T2"> 2</text:span><text:span text:style-name="T3">e</text:span><text:span text:style-name="T2"> et 3</text:span><text:span text:style-name="T3">e)</text:span><text:bookmark-end text:name="__DdeLink__88_1544645825"/></text:p>
            </text:list-item>
          </text:list>
        </text:list-item>
        <text:list-item>
          <text:p text:style-name="P3">La performance attendue d’un joueur sur la partie est déterminée par la formule suivante :</text:p>
          <text:list>
            <text:list-item>
              <text:p text:style-name="P3">Somme [1 / (1 + 10 ^ (ELO(autre joueur avec son rôle) – ELO(joueur avec son rôle) / D) ] / [ nombre de joueurs sur la partie x (nombre de joueurs sur la partie – 1) / D ]</text:p>
            </text:list-item>
            <text:list-item>
              <text:p text:style-name="P3">Un joueur qui n’a jamais joué le pays se voir attribuer avec un ELO de ELO_DEF</text:p>
            </text:list-item>
          </text:list>
        </text:list-item>
        <text:list-item>
          <text:p text:style-name="P3">Un perdant est un joueur qui a obtenu la marque minimale sur la partie, il ne doit pas gagner de points</text:p>
        </text:list-item>
        <text:list-item>
          <text:p text:style-name="P3">Un gagnant est un joueur qui a obtenu la marque maximale sur la partie, il ne doit pas perdre de points</text:p>
        </text:list-item>
        <text:list-item>
          <text:p text:style-name="P3">Une partie incomplète (pas tous les joueurs) ne doit pas être prise en compte </text:p>
        </text:list-item>
        <text:list-item>
          <text:p text:style-name="P3">Le changement de ELO d’un joueur sur la partie est déterminé par la formule suivante :</text:p>
          <text:list>
            <text:list-item>
              <text:p text:style-name="P3"><text:soft-page-break/>ELO(joueur avec son rôle) += k x nombre de joueurs de la partie * (nombre de joueurs de la partie – 1) / 2 x performance réalisée(joueur avec son rôle) – performance attendue(joueur avec son rôle)</text:p>
            </text:list-item>
            <text:list-item>
              <text:p text:style-name="P3">k = max(KMAX/2, KMAX – nombre de parties jouées par(joueur avec son rôle) / K_SLOPE)</text:p>
            </text:list-item>
          </text:list>
        </text:list-item>
        <text:list-item>
          <text:p text:style-name="P3">Le ELO est minoré par ELO_MIN (s’il est inférieur il est ramené à cette valeur)</text:p>
        </text:list-item>
        <text:list-item>
          <text:p text:style-name="P3">Le ELO global d’un joueur est égal à la moyenne des ELO du joueur avec tous les rôles (ou ELO_DEF pour un rôle qui n’a pas été joué)</text:p>
        </text:list-item>
      </text:list>
      <text:p text:style-name="P2"/>
      <text:h text:style-name="P8" text:outline-level="2">Valeur des constantes</text:h>
      <text:p text:style-name="Normal"/>
      <text:list xml:id="list133051344818120" text:continue-numbering="true" text:style-name="L1">
        <text:list-item>
          <text:list>
            <text:list-item>
              <text:p text:style-name="P3">ELO_MIN = 1000</text:p>
            </text:list-item>
            <text:list-item>
              <text:p text:style-name="P3">ELO_DEF = 1500</text:p>
            </text:list-item>
            <text:list-item>
              <text:p text:style-name="P3">D = 400</text:p>
            </text:list-item>
            <text:list-item>
              <text:p text:style-name="P3">KMAX = 40</text:p>
            </text:list-item>
            <text:list-item>
              <text:p text:style-name="P3">K_SLOPE = 2</text:p>
            </text:list-item>
            <text:list-item>
              <text:p text:style-name="P5">ALPHA = 1.5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/>
      <style:text-properties fo:font-size="16pt" fo:font-weight="bold" style:font-size-asian="16pt" style:font-weight-asian="bold" style:font-weight-complex="bold" fo:hyphenate="false" loext:hyphenation-no-caps="false"/>
    </style:style>
    <style:style style:name="Titre_20_2" style:display-name="Titre 2" style:family="paragraph" style:parent-style-name="Normal" style:next-style-name="Normal" style:default-outline-level="2">
      <style:paragraph-properties fo:margin-top="0.028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 fo:hyphenate="false" loext:hyphenation-no-caps="false"/>
    </style:style>
    <style:style style:name="Normal" style:family="paragraph">
      <style:paragraph-properties fo:hyphenation-ladder-count="no-limit"/>
      <style:text-properties fo:language="fr" fo:country="FR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Police_20_par_20_défaut" style:display-name="Police par défaut" style:family="text"/>
    <style:style style:name="Titre_20_2_20_Car" style:display-name="Titre 2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creation-date>2020-11-08T15:43:00Z</meta:creation-date>
    <dc:date>2022-09-11T13:30:49.470617829</dc:date>
    <meta:editing-cycles>14</meta:editing-cycles>
    <meta:editing-duration>PT1H17M18S</meta:editing-duration>
    <meta:document-statistic meta:table-count="0" meta:image-count="0" meta:object-count="0" meta:page-count="2" meta:paragraph-count="32" meta:word-count="488" meta:character-count="2502" meta:non-whitespace-character-count="2063"/>
    <meta:template xlink:type="simple" xlink:actuate="onRequest" xlink:title="" xlink:href="Normal.dotm"/>
  </office:meta>
</office:document-meta>
</file>